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22f938" style:font-weight-asian="bold" style:font-weight-complex="bold"/>
    </style:style>
    <style:style style:name="T7" style:family="text">
      <style:text-properties fo:font-weight="bold" officeooo:rsid="002392f1" style:font-weight-asian="bold" style:font-weight-complex="bold"/>
    </style:style>
    <style:style style:name="T8" style:family="text">
      <style:text-properties fo:font-weight="bold" officeooo:rsid="0023c9e3" style:font-weight-asian="bold" style:font-weight-complex="bold"/>
    </style:style>
    <style:style style:name="T9" style:family="text">
      <style:text-properties officeooo:rsid="001c9336"/>
    </style:style>
    <style:style style:name="T10" style:family="text">
      <style:text-properties officeooo:rsid="0022f938"/>
    </style:style>
    <style:style style:name="T11" style:family="text">
      <style:text-properties officeooo:rsid="0023c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1">Tabitha</text:span> Doe</text:p>
      <text:p text:style-name="P7"/>
      <text:p text:style-name="P7"><text:span text:style-name="T3">D.O.B:</text:span> <text:span text:style-name="T11">12</text:span>/<text:span text:style-name="T11">27</text:span><text:span text:style-name="T10">/</text:span><text:span text:style-name="T11">1977</text:span></text:p>
      <text:p text:style-name="P7"/>
      <text:p text:style-name="P5">Location: <text:span text:style-name="T8">19</text:span><text:span text:style-name="T6"> </text:span><text:span text:style-name="T8">Lake</text:span><text:span text:style-name="T7"> </text:span><text:span text:style-name="T8">Drive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10:45:35.536353015</dc:date>
    <meta:editing-duration>PT1H23M3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201" meta:non-whitespace-character-count="176"/>
  </office:meta>
</office:document-meta>
</file>